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PM 3.09</text:p>
          </table:table-cell>
          <table:table-cell table:formula="of:=110400*3/4-1424" office:value-type="float" office:value="81376" calcext:value-type="float">
            <text:p>81376</text:p>
          </table:table-cell>
        </table:table-row>
        <table:table-row table:style-name="ro1">
          <table:table-cell office:value-type="string" calcext:value-type="string">
            <text:p>BPM 3.10</text:p>
          </table:table-cell>
          <table:table-cell table:formula="of:=110400*3/4+1864" office:value-type="float" office:value="84664" calcext:value-type="float">
            <text:p>8466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U 15 BPM 1.09</text:p>
          </table:table-cell>
          <table:table-cell table:formula="of:=110400/4-1425" office:value-type="float" office:value="26175" calcext:value-type="float">
            <text:p>26175</text:p>
          </table:table-cell>
        </table:table-row>
        <table:table-row table:style-name="ro1">
          <table:table-cell office:value-type="string" calcext:value-type="string">
            <text:p>SCU 15 BPM 1.10</text:p>
          </table:table-cell>
          <table:table-cell table:formula="of:=110400/4+1425" office:value-type="float" office:value="29025" calcext:value-type="float">
            <text:p>290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7:08:28.705892862</meta:creation-date>
    <dc:date>2015-01-27T17:20:42.763971442</dc:date>
    <meta:editing-duration>P0D</meta:editing-duration>
    <meta:editing-cycles>1</meta:editing-cycles>
    <meta:document-statistic meta:table-count="1" meta:cell-count="8" meta:object-count="0"/>
    <meta:generator>LibreOffice/4.2.7.2$Linux_X86_64 LibreOffice_project/420m0$Build-2</meta:generator>
  </office:meta>
</office:document-meta>
</file>